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53e05" officeooo:paragraph-rsid="00053e05" style:font-weight-asian="bold" style:font-weight-complex="bold"/>
    </style:style>
    <style:style style:name="P2" style:family="paragraph" style:parent-style-name="Standard">
      <style:text-properties officeooo:rsid="00053e05" officeooo:paragraph-rsid="00053e05"/>
    </style:style>
    <style:style style:name="P3" style:family="paragraph" style:parent-style-name="Standard">
      <style:text-properties officeooo:rsid="00071f5e" officeooo:paragraph-rsid="00071f5e"/>
    </style:style>
    <style:style style:name="P4" style:family="paragraph" style:parent-style-name="Standard">
      <style:text-properties officeooo:rsid="00071f5e" officeooo:paragraph-rsid="00080872"/>
    </style:style>
    <style:style style:name="P5" style:family="paragraph" style:parent-style-name="Heading_20_2">
      <style:text-properties officeooo:rsid="00071f5e" officeooo:paragraph-rsid="00080872"/>
    </style:style>
    <style:style style:name="P6" style:family="paragraph" style:parent-style-name="Preformatted_20_Text">
      <style:text-properties officeooo:paragraph-rsid="000f205a"/>
    </style:style>
    <style:style style:name="P7" style:family="paragraph" style:parent-style-name="Preformatted_20_Text">
      <style:paragraph-properties fo:margin-top="0cm" fo:margin-bottom="0.499cm" loext:contextual-spacing="false"/>
    </style:style>
    <style:style style:name="P8" style:family="paragraph" style:parent-style-name="Preformatted_20_Text">
      <style:paragraph-properties fo:margin-top="0cm" fo:margin-bottom="0.499cm" loext:contextual-spacing="false"/>
      <style:text-properties fo:font-weight="bold" style:font-weight-asian="bold" style:font-weight-complex="bold"/>
    </style:style>
    <style:style style:name="P9" style:family="paragraph" style:parent-style-name="Preformatted_20_Text">
      <style:paragraph-properties fo:margin-top="0cm" fo:margin-bottom="0.499cm" loext:contextual-spacing="false"/>
      <style:text-properties officeooo:paragraph-rsid="005936a9"/>
    </style:style>
    <style:style style:name="P10" style:family="paragraph" style:parent-style-name="Preformatted_20_Text">
      <style:paragraph-properties fo:margin-top="0cm" fo:margin-bottom="0.499cm" loext:contextual-spacing="false"/>
      <style:text-properties officeooo:paragraph-rsid="0086452a"/>
    </style:style>
    <style:style style:name="P11" style:family="paragraph" style:parent-style-name="Preformatted_20_Text">
      <style:paragraph-properties fo:margin-top="0cm" fo:margin-bottom="0.499cm" loext:contextual-spacing="false"/>
      <style:text-properties officeooo:paragraph-rsid="00cc2368"/>
    </style:style>
    <style:style style:name="P12" style:family="paragraph" style:parent-style-name="Text_20_body">
      <style:text-properties officeooo:rsid="00071f5e" officeooo:paragraph-rsid="00080872"/>
    </style:style>
    <style:style style:name="P13" style:family="paragraph" style:parent-style-name="Text_20_body">
      <style:text-properties officeooo:rsid="000f205a" officeooo:paragraph-rsid="000f205a"/>
    </style:style>
    <style:style style:name="P14" style:family="paragraph" style:parent-style-name="Text_20_body">
      <style:text-properties fo:font-weight="bold" officeooo:rsid="000cbdd8" officeooo:paragraph-rsid="0010d987" style:font-weight-asian="bold" style:font-weight-complex="bold"/>
    </style:style>
    <style:style style:name="P15" style:family="paragraph" style:parent-style-name="Text_20_body">
      <style:text-properties fo:font-weight="bold" officeooo:rsid="000cbdd8" officeooo:paragraph-rsid="000cbdd8" style:font-weight-asian="bold" style:font-weight-complex="bold"/>
    </style:style>
    <style:style style:name="P16" style:family="paragraph" style:parent-style-name="Preformatted_20_Text">
      <style:paragraph-properties fo:margin-top="0cm" fo:margin-bottom="0.499cm" loext:contextual-spacing="false"/>
    </style:style>
    <style:style style:name="P17" style:family="paragraph" style:parent-style-name="Preformatted_20_Text">
      <style:paragraph-properties fo:margin-top="0cm" fo:margin-bottom="0.499cm" loext:contextual-spacing="false"/>
      <style:text-properties officeooo:paragraph-rsid="0086452a"/>
    </style:style>
    <style:style style:name="P18" style:family="paragraph" style:parent-style-name="Preformatted_20_Text">
      <style:paragraph-properties fo:margin-top="0cm" fo:margin-bottom="0.499cm" loext:contextual-spacing="false"/>
      <style:text-properties officeooo:paragraph-rsid="007b12b8"/>
    </style:style>
    <style:style style:name="P19" style:family="paragraph" style:parent-style-name="Preformatted_20_Text">
      <style:paragraph-properties fo:margin-top="0cm" fo:margin-bottom="0.499cm" loext:contextual-spacing="false"/>
      <style:text-properties officeooo:paragraph-rsid="00dd112d"/>
    </style:style>
    <style:style style:name="P20" style:family="paragraph" style:parent-style-name="Preformatted_20_Text">
      <style:paragraph-properties fo:margin-top="0cm" fo:margin-bottom="0.499cm" loext:contextual-spacing="false"/>
      <style:text-properties officeooo:paragraph-rsid="00efb38d"/>
    </style:style>
    <style:style style:name="P21" style:family="paragraph" style:parent-style-name="Preformatted_20_Text">
      <style:paragraph-properties fo:margin-top="0cm" fo:margin-bottom="0.499cm" loext:contextual-spacing="false" fo:text-align="start" style:justify-single-word="false"/>
      <style:text-properties officeooo:paragraph-rsid="00efb38d"/>
    </style:style>
    <style:style style:name="P22" style:family="paragraph" style:parent-style-name="Preformatted_20_Text">
      <style:paragraph-properties fo:margin-top="0cm" fo:margin-bottom="0.499cm" loext:contextual-spacing="false"/>
      <style:text-properties officeooo:paragraph-rsid="00ae773c"/>
    </style:style>
    <style:style style:name="P23" style:family="paragraph" style:parent-style-name="Preformatted_20_Text">
      <style:paragraph-properties fo:margin-top="0cm" fo:margin-bottom="0.499cm" loext:contextual-spacing="false"/>
      <style:text-properties officeooo:paragraph-rsid="00a4e302"/>
    </style:style>
    <style:style style:name="P24" style:family="paragraph" style:parent-style-name="Preformatted_20_Text">
      <style:paragraph-properties fo:margin-top="0cm" fo:margin-bottom="0.499cm" loext:contextual-spacing="false"/>
      <style:text-properties officeooo:paragraph-rsid="009f5659"/>
    </style:style>
    <style:style style:name="P25" style:family="paragraph" style:parent-style-name="Preformatted_20_Text">
      <style:paragraph-properties fo:margin-top="0cm" fo:margin-bottom="0.499cm" loext:contextual-spacing="false"/>
      <style:text-properties officeooo:paragraph-rsid="005936a9"/>
    </style:style>
    <style:style style:name="P26" style:family="paragraph" style:parent-style-name="Preformatted_20_Text">
      <style:paragraph-properties fo:margin-top="0cm" fo:margin-bottom="0.499cm" loext:contextual-spacing="false"/>
      <style:text-properties officeooo:paragraph-rsid="0109ce73"/>
    </style:style>
    <style:style style:name="T1" style:family="text">
      <style:text-properties officeooo:rsid="000f205a"/>
    </style:style>
    <style:style style:name="T2" style:family="text">
      <style:text-properties officeooo:rsid="0011b264"/>
    </style:style>
    <style:style style:name="T3" style:family="text">
      <style:text-properties officeooo:rsid="001555cf"/>
    </style:style>
    <style:style style:name="T4" style:family="text">
      <style:text-properties officeooo:rsid="00164d1c"/>
    </style:style>
    <style:style style:name="T5" style:family="text">
      <style:text-properties officeooo:rsid="001f7527"/>
    </style:style>
    <style:style style:name="T6" style:family="text">
      <style:text-properties officeooo:rsid="002396a5"/>
    </style:style>
    <style:style style:name="T7" style:family="text">
      <style:text-properties officeooo:rsid="0025ccd4"/>
    </style:style>
    <style:style style:name="T8" style:family="text">
      <style:text-properties fo:font-weight="bold" style:font-weight-asian="bold" style:font-weight-complex="bold"/>
    </style:style>
    <style:style style:name="T9" style:family="text">
      <style:text-properties fo:font-weight="bold" officeooo:rsid="001555cf" style:font-weight-asian="bold" style:font-weight-complex="bold"/>
    </style:style>
    <style:style style:name="T10" style:family="text">
      <style:text-properties fo:font-weight="bold" officeooo:rsid="00164d1c" style:font-weight-asian="bold" style:font-weight-complex="bold"/>
    </style:style>
    <style:style style:name="T11" style:family="text">
      <style:text-properties fo:font-weight="bold" officeooo:rsid="001f7527" style:font-weight-asian="bold" style:font-weight-complex="bold"/>
    </style:style>
    <style:style style:name="T12" style:family="text">
      <style:text-properties fo:font-weight="bold" officeooo:rsid="0025ccd4" style:font-weight-asian="bold" style:font-weight-complex="bold"/>
    </style:style>
    <style:style style:name="T13" style:family="text">
      <style:text-properties fo:font-weight="bold" officeooo:rsid="002cd201" style:font-weight-asian="bold" style:font-weight-complex="bold"/>
    </style:style>
    <style:style style:name="T14" style:family="text">
      <style:text-properties fo:font-weight="bold" officeooo:rsid="00410090" style:font-weight-asian="bold" style:font-weight-complex="bold"/>
    </style:style>
    <style:style style:name="T15" style:family="text">
      <style:text-properties fo:font-weight="bold" officeooo:rsid="002ee6dd" style:font-weight-asian="bold" style:font-weight-complex="bold"/>
    </style:style>
    <style:style style:name="T16" style:family="text">
      <style:text-properties fo:font-weight="bold" officeooo:rsid="003220ce" style:font-weight-asian="bold" style:font-weight-complex="bold"/>
    </style:style>
    <style:style style:name="T17" style:family="text">
      <style:text-properties fo:font-weight="bold" officeooo:rsid="0055f38e" style:font-weight-asian="bold" style:font-weight-complex="bold"/>
    </style:style>
    <style:style style:name="T18" style:family="text">
      <style:text-properties fo:font-weight="bold" officeooo:rsid="005d31a3" style:font-weight-asian="bold" style:font-weight-complex="bold"/>
    </style:style>
    <style:style style:name="T19" style:family="text">
      <style:text-properties fo:font-weight="bold" officeooo:rsid="00600b8c" style:font-weight-asian="bold" style:font-weight-complex="bold"/>
    </style:style>
    <style:style style:name="T20" style:family="text">
      <style:text-properties fo:font-weight="bold" officeooo:rsid="00708ca2" style:font-weight-asian="bold" style:font-weight-complex="bold"/>
    </style:style>
    <style:style style:name="T21" style:family="text">
      <style:text-properties fo:font-weight="bold" officeooo:rsid="007b12b8" style:font-weight-asian="bold" style:font-weight-complex="bold"/>
    </style:style>
    <style:style style:name="T22" style:family="text">
      <style:text-properties fo:font-weight="bold" officeooo:rsid="0086452a" style:font-weight-asian="bold" style:font-weight-complex="bold"/>
    </style:style>
    <style:style style:name="T23" style:family="text">
      <style:text-properties fo:font-weight="bold" officeooo:rsid="008ad966" style:font-weight-asian="bold" style:font-weight-complex="bold"/>
    </style:style>
    <style:style style:name="T24" style:family="text">
      <style:text-properties fo:font-weight="bold" officeooo:rsid="007bb792" style:font-weight-asian="bold" style:font-weight-complex="bold"/>
    </style:style>
    <style:style style:name="T25" style:family="text">
      <style:text-properties fo:font-weight="bold" officeooo:rsid="009f5659" style:font-weight-asian="bold" style:font-weight-complex="bold"/>
    </style:style>
    <style:style style:name="T26" style:family="text">
      <style:text-properties fo:font-weight="bold" officeooo:rsid="00a06ed8" style:font-weight-asian="bold" style:font-weight-complex="bold"/>
    </style:style>
    <style:style style:name="T27" style:family="text">
      <style:text-properties fo:font-weight="bold" officeooo:rsid="00a29688" style:font-weight-asian="bold" style:font-weight-complex="bold"/>
    </style:style>
    <style:style style:name="T28" style:family="text">
      <style:text-properties fo:font-weight="bold" officeooo:rsid="00a4e302" style:font-weight-asian="bold" style:font-weight-complex="bold"/>
    </style:style>
    <style:style style:name="T29" style:family="text">
      <style:text-properties fo:font-weight="bold" officeooo:rsid="00ae773c" style:font-weight-asian="bold" style:font-weight-complex="bold"/>
    </style:style>
    <style:style style:name="T30" style:family="text">
      <style:text-properties fo:font-weight="bold" officeooo:rsid="00b0e012" style:font-weight-asian="bold" style:font-weight-complex="bold"/>
    </style:style>
    <style:style style:name="T31" style:family="text">
      <style:text-properties fo:font-weight="bold" officeooo:rsid="00be8600" style:font-weight-asian="bold" style:font-weight-complex="bold"/>
    </style:style>
    <style:style style:name="T32" style:family="text">
      <style:text-properties fo:font-weight="bold" officeooo:rsid="00cc2368" style:font-weight-asian="bold" style:font-weight-complex="bold"/>
    </style:style>
    <style:style style:name="T33" style:family="text">
      <style:text-properties fo:font-weight="bold" officeooo:rsid="00cc4d9f" style:font-weight-asian="bold" style:font-weight-complex="bold"/>
    </style:style>
    <style:style style:name="T34" style:family="text">
      <style:text-properties fo:font-weight="bold" officeooo:rsid="00dfa799" style:font-weight-asian="bold" style:font-weight-complex="bold"/>
    </style:style>
    <style:style style:name="T35" style:family="text">
      <style:text-properties fo:font-weight="bold" officeooo:rsid="00e0c6a8" style:font-weight-asian="bold" style:font-weight-complex="bold"/>
    </style:style>
    <style:style style:name="T36" style:family="text">
      <style:text-properties fo:font-weight="bold" officeooo:rsid="00e59f13" style:font-weight-asian="bold" style:font-weight-complex="bold"/>
    </style:style>
    <style:style style:name="T37" style:family="text">
      <style:text-properties fo:font-weight="bold" officeooo:rsid="0105d9ec"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274a50" style:font-weight-asian="normal" style:font-weight-complex="normal"/>
    </style:style>
    <style:style style:name="T40" style:family="text">
      <style:text-properties fo:font-weight="normal" officeooo:rsid="002cd201" style:font-weight-asian="normal" style:font-weight-complex="normal"/>
    </style:style>
    <style:style style:name="T41" style:family="text">
      <style:text-properties fo:font-weight="normal" officeooo:rsid="0047a15e" style:font-weight-asian="normal" style:font-weight-complex="normal"/>
    </style:style>
    <style:style style:name="T42" style:family="text">
      <style:text-properties fo:font-weight="normal" officeooo:rsid="0055f38e" style:font-weight-asian="normal" style:font-weight-complex="normal"/>
    </style:style>
    <style:style style:name="T43" style:family="text">
      <style:text-properties fo:font-weight="normal" officeooo:rsid="005d31a3" style:font-weight-asian="normal" style:font-weight-complex="normal"/>
    </style:style>
    <style:style style:name="T44" style:family="text">
      <style:text-properties fo:font-weight="normal" officeooo:rsid="00708ca2" style:font-weight-asian="normal" style:font-weight-complex="normal"/>
    </style:style>
    <style:style style:name="T45" style:family="text">
      <style:text-properties fo:font-weight="normal" officeooo:rsid="007bb792" style:font-weight-asian="normal" style:font-weight-complex="normal"/>
    </style:style>
    <style:style style:name="T46" style:family="text">
      <style:text-properties fo:font-weight="normal" officeooo:rsid="008ad966" style:font-weight-asian="normal" style:font-weight-complex="normal"/>
    </style:style>
    <style:style style:name="T47" style:family="text">
      <style:text-properties fo:font-weight="normal" officeooo:rsid="00905bde" style:font-weight-asian="normal" style:font-weight-complex="normal"/>
    </style:style>
    <style:style style:name="T48" style:family="text">
      <style:text-properties fo:font-weight="normal" officeooo:rsid="0099d597" style:font-weight-asian="normal" style:font-weight-complex="normal"/>
    </style:style>
    <style:style style:name="T49" style:family="text">
      <style:text-properties fo:font-weight="normal" officeooo:rsid="00a06ed8" style:font-weight-asian="normal" style:font-weight-complex="normal"/>
    </style:style>
    <style:style style:name="T50" style:family="text">
      <style:text-properties fo:font-weight="normal" officeooo:rsid="00a29688" style:font-weight-asian="normal" style:font-weight-complex="normal"/>
    </style:style>
    <style:style style:name="T51" style:family="text">
      <style:text-properties fo:font-weight="normal" officeooo:rsid="00be8600" style:font-weight-asian="normal" style:font-weight-complex="normal"/>
    </style:style>
    <style:style style:name="T52" style:family="text">
      <style:text-properties fo:font-weight="normal" officeooo:rsid="00d9b5e1" style:font-weight-asian="normal" style:font-weight-complex="normal"/>
    </style:style>
    <style:style style:name="T53" style:family="text">
      <style:text-properties fo:font-weight="normal" officeooo:rsid="00e0c6a8" style:font-weight-asian="normal" style:font-weight-complex="normal"/>
    </style:style>
    <style:style style:name="T54" style:family="text">
      <style:text-properties fo:font-weight="normal" officeooo:rsid="00e3c45d" style:font-weight-asian="normal" style:font-weight-complex="normal"/>
    </style:style>
    <style:style style:name="T55" style:family="text">
      <style:text-properties fo:font-weight="normal" officeooo:rsid="00e59f13" style:font-weight-asian="normal" style:font-weight-complex="normal"/>
    </style:style>
    <style:style style:name="T56" style:family="text">
      <style:text-properties fo:font-weight="normal" officeooo:rsid="0105d9ec" style:font-weight-asian="normal" style:font-weight-complex="normal"/>
    </style:style>
    <style:style style:name="T57" style:family="text">
      <style:text-properties officeooo:rsid="002ee6dd"/>
    </style:style>
    <style:style style:name="T58" style:family="text">
      <style:text-properties officeooo:rsid="003220ce"/>
    </style:style>
    <style:style style:name="T59" style:family="text">
      <style:text-properties officeooo:rsid="003b9a12"/>
    </style:style>
    <style:style style:name="T60" style:family="text">
      <style:text-properties officeooo:rsid="003d8ad7"/>
    </style:style>
    <style:style style:name="T61" style:family="text">
      <style:text-properties officeooo:rsid="0047a15e"/>
    </style:style>
    <style:style style:name="T62" style:family="text">
      <style:text-properties fo:color="#ff6600" fo:font-weight="normal" officeooo:rsid="00c7eb59" style:font-weight-asian="normal" style:font-weight-complex="normal"/>
    </style:style>
    <style:style style:name="T63" style:family="text">
      <style:text-properties fo:color="#ff6600" fo:font-weight="bold" officeooo:rsid="00905bde" style:font-weight-asian="bold" style:font-weight-complex="bold"/>
    </style:style>
    <style:style style:name="T64" style:family="text">
      <style:text-properties fo:color="#ff6600" fo:font-weight="bold" officeooo:rsid="00c7eb59" style:font-weight-asian="bold" style:font-weight-complex="bold"/>
    </style:style>
    <style:style style:name="T65" style:family="text">
      <style:text-properties fo:color="#ff6600" fo:font-weight="bold" officeooo:rsid="00c87973" style:font-weight-asian="bold" style:font-weight-complex="bold"/>
    </style:style>
    <style:style style:name="T66" style:family="text">
      <style:text-properties fo:color="#000000" style:text-underline-style="none" fo:font-weight="bold" officeooo:rsid="008ad966" style:font-weight-asian="bold" style:font-weight-complex="bold"/>
    </style:style>
    <style:style style:name="T67" style:family="text">
      <style:text-properties fo:color="#000000" style:text-underline-style="none" fo:font-weight="bold" officeooo:rsid="00d9b5e1" style:font-weight-asian="bold" style:font-weight-complex="bold"/>
    </style:style>
    <style:style style:name="T68" style:family="text">
      <style:text-properties fo:color="#000000" style:text-underline-style="none" fo:font-weight="bold" officeooo:rsid="00708ca2" style:font-weight-asian="bold" style:font-weight-complex="bold"/>
    </style:style>
    <style:style style:name="T69" style:family="text">
      <style:text-properties fo:color="#000000" style:text-underline-style="none" fo:font-weight="normal" officeooo:rsid="008ad966" style:font-weight-asian="normal" style:font-weight-complex="normal"/>
    </style:style>
    <style:style style:name="T70" style:family="text">
      <style:text-properties officeooo:rsid="00e59f13"/>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python manage.py makemigrations</text:p>
      <text:p text:style-name="P3">pip install mysqlclien</text:p>
      <text:p text:style-name="P3"/>
      <text:p text:style-name="P3">sudo systemctl daemon-reload</text:p>
      <text:p text:style-name="P3">sudo systemctl restart nginx.service</text:p>
      <text:p text:style-name="P3">sudo systemctl retart uwsgi.service</text:p>
      <text:p text:style-name="P3"/>
      <text:p text:style-name="P3"/>
      <text:p text:style-name="P3"/>
      <text:p text:style-name="P3">https://docs.python.org/3/tutorial/venv.html</text:p>
      <text:p text:style-name="P3">pip install --upgrade pip</text:p>
      <text:p text:style-name="P3">python3 -m venv env</text:p>
      <text:p text:style-name="P3">source ./env/bin/activate </text:p>
      <text:p text:style-name="P3">python -m django --version</text:p>
      <text:p text:style-name="P3">python -m pip install --user django</text:p>
      <text:p text:style-name="P3"/>
      <text:p text:style-name="P3">django-admin startproject djangoProject</text:p>
      <text:p text:style-name="P3">python manage.py migrate</text:p>
      <text:p text:style-name="P3">python manage.py runserver</text:p>
      <text:p text:style-name="P3">python manage.py runserver 8080</text:p>
      <text:p text:style-name="P3">python manage.py runserver 0:8000</text:p>
      <text:p text:style-name="P3">python manage.py createsuperuser</text:p>
      <text:p text:style-name="P3">systemctl daemon-reload</text:p>
      <text:p text:style-name="P3">systemctl restart nginx.service</text:p>
      <text:p text:style-name="P3">systemctl retart uwsgi.service</text:p>
      <text:p text:style-name="P3">python3 -m venv myapp_env</text:p>
      <text:p text:style-name="P3">python -m djanog --version</text:p>
      <text:p text:style-name="P3"/>
      <text:p text:style-name="P3"/>
      <text:p text:style-name="P3"/>
      <text:p text:style-name="P3">#to login with admin we need to create super user</text:p>
      <text:p text:style-name="P3">python manage.py createsuperuser</text:p>
      <text:p text:style-name="P3">pip install uwsgi</text:p>
      <text:p text:style-name="P3">uwsgi --http :8000 --module djangoProject.wsgi</text:p>
      <text:p text:style-name="P3">uwsgi --http :8080 --module djangoProject.wsgi</text:p>
      <text:p text:style-name="P3">uwsgi --http :8000 --wsgi-file test.py</text:p>
      <text:p text:style-name="P3">virtualenv -p /usr/bin/python2.7 virtualenv_name</text:p>
      <text:p text:style-name="P3"/>
      <text:p text:style-name="P3"/>
      <text:p text:style-name="P3">uwsgi --socket djangoProject.sock --wsgi-file test.py --chmod-socket=666 </text:p>
      <text:p text:style-name="P3">uwsgi --socket djangoProject.sock --wsgi-file test.py --chmod-socket=664</text:p>
      <text:p text:style-name="P3">uwsgi --socket djangoProject.sock --module djangoProject.wsgi --chmod-socket=666</text:p>
      <text:p text:style-name="P3">deactivate</text:p>
      <text:p text:style-name="P3"/>
      <text:p text:style-name="P3">djangoProject.ini</text:p>
      <text:p text:style-name="P3">uwsgi --ini /etc/uwsgi/sites/djangoProject.ini</text:p>
      <text:p text:style-name="P3">uwsgi --ini /var/www/Python_DJ_Framwork/djangoProject/djangoProject.ini</text:p>
      <text:p text:style-name="P3"/>
      <text:p text:style-name="P3"/>
      <text:p text:style-name="P3"><text:soft-page-break/></text:p>
      <text:p text:style-name="P3">Could not find a version that satisfies the requirement cx_Oracle==5 (from versions: 5.1.3, 5.2, 5.2.1, 5.3, 6.0b1, 6.0b2, 6.0rc1, 6.0rc2, 6.0, 6.0.1, 6.0.2, 6.0.3, 6.1, 6.2.post2, 6.2.1, 6.3, 6.3.1, 6.4, 6.4.1, 7.0.0)</text:p>
      <text:p text:style-name="P3"/>
      <text:p text:style-name="P3"/>
      <text:p text:style-name="P3"/>
      <text:p text:style-name="P3">#Migrating oracle to mysql using python bellow modules are needed</text:p>
      <text:p text:style-name="P3">enterpreter2.7</text:p>
      <text:p text:style-name="P3">pip install etlalchemy</text:p>
      <text:p text:style-name="P3">pip install etlalchemy</text:p>
      <text:p text:style-name="P3">pip install cx_Oracle</text:p>
      <text:p text:style-name="P3">pip install MySQL-python</text:p>
      <text:p text:style-name="P3">python -m pip install cx_Oracle==5.3</text:p>
      <text:p text:style-name="P3">python -m pip uninstall cx_Oracle</text:p>
      <text:p text:style-name="P3">pip freeze</text:p>
      <text:p text:style-name="P3"/>
      <text:p text:style-name="P3">manually instalation</text:p>
      <text:p text:style-name="P3"/>
      <text:p text:style-name="P3"/>
      <text:p text:style-name="P3"/>
      <text:p text:style-name="P3"/>
      <text:p text:style-name="P3"/>
      <text:p text:style-name="P3"/>
      <text:p text:style-name="P3">#TO-DO-LIST</text:p>
      <text:p text:style-name="P3"/>
      <text:p text:style-name="P3">https://docs.python.org/2/tutorial/introduction.html</text:p>
      <text:p text:style-name="P3">https://uwsgi-docs.readthedocs.io/en/latest/tutorials/Django_and_nginx.html</text:p>
      <text:p text:style-name="P3">https://github.com/nginx/nginx/blob/master/conf/uwsgi_params</text:p>
      <text:p text:style-name="P3">https://www.digitalocean.com/community/tutorials/how-to-serve-django-applications-with-uwsgi-and-nginx-on-ubuntu-14-04</text:p>
      <text:p text:style-name="P3">https://www.reddit.com/r/django/comments/5x7h75/what_is_the_best_wsgi_server_for_django/</text:p>
      <text:p text:style-name="P3">http://oliverelliott.org/article/computing/tut_setup_nginx_django/</text:p>
      <text:p text:style-name="P3">http://www.grokcode.com/784/how-to-setup-a-linux-nginx-uwsgi-python-django-server/</text:p>
      <text:p text:style-name="P3">https://goodcode.io/articles/django-nginx-gunicorn/</text:p>
      <text:p text:style-name="P3">https://uwsgi-docs.readthedocs.io/en/latest/tutorials/Django_and_nginx.html</text:p>
      <text:p text:style-name="P3">https://uwsgi-docs.readthedocs.io/en/latest/tutorials/Django_and_nginx.html</text:p>
      <text:p text:style-name="P3">https://tutos.readthedocs.io/en/latest/source/ndg.html</text:p>
      <text:p text:style-name="P3">https://docs.djangoproject.com/en/2.1/intro/tutorial02/</text:p>
      <text:p text:style-name="P3">https://docs.djangoproject.com/en/2.1/intro/tutorial01/</text:p>
      <text:p text:style-name="P3">https://docs.djangoproject.com/en/1.8/intro/tutorial01/</text:p>
      <text:p text:style-name="P3">https://realpython.com/django-setup/</text:p>
      <text:p text:style-name="P3">https://www.djangoproject.com/start/</text:p>
      <text:p text:style-name="P3">https://docs.djangoproject.com/en/2.1/intro/tutorial01/</text:p>
      <text:p text:style-name="P3">https://docs.djangoproject.com/en/2.1/topics/install/</text:p>
      <text:p text:style-name="P3">https://docs.djangoproject.com/en/2.1/glossary/</text:p>
      <text:p text:style-name="P3">https://docs.djangoproject.com/en/2.1/faq/install/#faq-python-version-support</text:p>
      <text:p text:style-name="P3"/>
      <text:p text:style-name="P3">#Oracle Setup</text:p>
      <text:p text:style-name="P4"><text:a xlink:type="simple" xlink:href="https://tec600.wordpress.com/2017/06/29/oracle-installation-on-ubuntu-16-04/" text:style-name="Internet_20_link" text:visited-style-name="Visited_20_Internet_20_Link">https://tec600.wordpress.com/2017/06/29/oracle-installation-on-ubuntu-16-04/</text:a></text:p>
      <text:h text:style-name="P5" text:outline-level="2"><text:soft-page-break/>Creating a project</text:h>
      <text:p text:style-name="P15"><text:span text:style-name="T60">d</text:span>jango-admin startproject projectName</text:p>
      <text:p text:style-name="P13"><text:span text:style-name="T2">Ex: </text:span>Lets assume project name is “DjangoFramework”</text:p>
      <text:p text:style-name="P13"/>
      <text:p text:style-name="P14"><text:span text:style-name="T59">d</text:span>jango-admin startproject projectName</text:p>
      <text:p text:style-name="P12">Let’s look at what <text:a xlink:type="simple" xlink:href="https://docs.djangoproject.com/en/2.1/ref/django-admin/#django-admin-startproject" text:style-name="Internet_20_link" text:visited-style-name="Visited_20_Internet_20_Link"><text:span text:style-name="Source_20_Text">startproject</text:span></text:a> created:</text:p>
      <text:p text:style-name="P6"><text:span text:style-name="T1">DjangoFramework</text:span>/ <text:tab/><text:tab/><text:tab/><text:span text:style-name="T8">-</text:span><text:span text:style-name="T9">&gt;</text:span><text:span text:style-name="T3"> its just a containe for the project. </text:span></text:p>
      <text:p text:style-name="Preformatted_20_Text"><text:s text:c="4"/>manage.py<text:tab/><text:tab/><text:tab/><text:span text:style-name="T8">-</text:span><text:span text:style-name="T10">&gt;</text:span><text:span text:style-name="T4"> A command line utiliyt that lets you intract <text:tab/><text:tab/><text:tab/><text:tab/><text:tab/>with Django project.</text:span></text:p>
      <text:p text:style-name="Preformatted_20_Text"/>
      <text:p text:style-name="P6"><text:s text:c="4"/><text:span text:style-name="T1">DjangoFramework</text:span>/<text:tab/><text:tab/><text:span text:style-name="T8">-</text:span><text:span text:style-name="T11">&gt;</text:span><text:span text:style-name="T5"> This d</text:span>irectory is the actual Python package for your <text:tab/><text:tab/><text:tab/><text:tab/><text:tab/>project. Its name is the Python package name <text:tab/><text:tab/><text:tab/><text:tab/><text:tab/><text:tab/>you’ll need to use to import anything inside it <text:tab/><text:tab/><text:tab/><text:tab/><text:tab/>(e.g. <text:span text:style-name="T6">DjangoFramework</text:span><text:span text:style-name="Source_20_Text">.urls</text:span>).</text:p>
      <text:p text:style-name="Preformatted_20_Text"><text:s text:c="8"/>__init__.py<text:tab/><text:tab/><text:span text:style-name="T8">-</text:span><text:span text:style-name="T12">&gt; </text:span><text:span text:style-name="T39">An</text:span><text:span text:style-name="T7"> empty file that telss Python that this <text:tab/><text:tab/><text:tab/><text:tab/><text:tab/><text:tab/>directory should be considered a Python package.</text:span></text:p>
      <text:p text:style-name="Preformatted_20_Text"><text:s text:c="8"/>settings.py<text:tab/><text:tab/><text:span text:style-name="T8">-</text:span><text:span text:style-name="T13">&gt; </text:span><text:span text:style-name="T40">Setting/configuration of this Django project.</text:span></text:p>
      <text:p text:style-name="Preformatted_20_Text"><text:s text:c="8"/>urls.py<text:tab/><text:tab/><text:tab/><text:span text:style-name="T8">-</text:span><text:span text:style-name="T15">&gt;</text:span><text:span text:style-name="T57"> The url declaration for this Django projects</text:span></text:p>
      <text:p text:style-name="P7"><text:s text:c="8"/>wsgi.py<text:tab/><text:tab/><text:tab/><text:span text:style-name="T8">-</text:span><text:span text:style-name="T16">&gt;</text:span><text:span text:style-name="T58"> An entry-point for WSGI-compatible web servers to serve your project.</text:span></text:p>
      <text:p text:style-name="P9"><text:span text:style-name="T8">python manage.py runserver <text:tab/>-</text:span><text:span text:style-name="T14">&gt; </text:span><text:span text:style-name="T41">S</text:span>tarting development server at <text:a xlink:type="simple" xlink:href="http://127.0.0.1:8000/" text:style-name="Internet_20_link" text:visited-style-name="Visited_20_Internet_20_Link">http://127.0.0.1:8000/</text:a>, <text:span text:style-name="T61">by default it start the developent server on the internal IP at 8000 port.</text:span></text:p>
      <text:p text:style-name="P9"><text:span text:style-name="T8">python manage.py runserver 8080 -</text:span><text:span text:style-name="T17">&gt; </text:span><text:span text:style-name="T42">To change the default prot to another port</text:span></text:p>
      <text:p text:style-name="P9"><text:span text:style-name="T17">Projects vs. Apps</text:span><text:span text:style-name="T43"><text:tab/><text:tab/><text:tab/></text:span><text:span text:style-name="T18">-&gt; </text:span><text:span text:style-name="T38">What’s the difference between a project and an app? An app is a Web application that does something – e.g., a Weblog system, a database of public records or a simple poll app. A project is a collection of configuration and apps for a particular website. A project can contain multiple apps. An app can be in multiple projects.</text:span></text:p>
      <text:p text:style-name="P7"><text:span text:style-name="T8">python manage.py startapp polls -</text:span><text:span text:style-name="T19">&gt; </text:span>To create your app, make sure you’re in the same directory as <text:span text:style-name="Source_20_Text">manage.py</text:span> and type this command.</text:p>
      <text:p text:style-name="P7">polls/</text:p>
      <text:p text:style-name="Preformatted_20_Text"><text:s text:c="4"/>__init__.py</text:p>
      <text:p text:style-name="Preformatted_20_Text"><text:s text:c="4"/>admin.py</text:p>
      <text:p text:style-name="Preformatted_20_Text"><text:s text:c="4"/>apps.py</text:p>
      <text:p text:style-name="Preformatted_20_Text"><text:s text:c="4"/>migrations/</text:p>
      <text:p text:style-name="Preformatted_20_Text"><text:s text:c="8"/>__init__.py</text:p>
      <text:p text:style-name="Preformatted_20_Text"><text:s text:c="4"/>models.py</text:p>
      <text:p text:style-name="Preformatted_20_Text"><text:s text:c="4"/>tests.py</text:p>
      <text:p text:style-name="P7"><text:s text:c="4"/>views.py</text:p>
      <text:p text:style-name="P7"><text:span text:style-name="Source_20_Text"><text:span text:style-name="T8">include<text:tab/><text:tab/><text:tab/><text:tab/>-</text:span></text:span><text:span text:style-name="Source_20_Text"><text:span text:style-name="T20">&gt; </text:span></text:span><text:span text:style-name="Source_20_Text"><text:span text:style-name="T44">You should always use include() when you include other URL patterns. admin.site.urls is the only exception to this.</text:span></text:span></text:p>
      <text:p text:style-name="P18"><text:soft-page-break/><text:span text:style-name="Source_20_Text"><text:span text:style-name="T21">Path()</text:span></text:span><text:span text:style-name="Source_20_Text"><text:span text:style-name="T44"><text:tab/><text:tab/><text:tab/><text:tab/></text:span></text:span><text:span text:style-name="Source_20_Text"><text:span text:style-name="T20">-</text:span></text:span><text:span text:style-name="Source_20_Text"><text:span text:style-name="T24">&gt;</text:span></text:span><text:span text:style-name="Source_20_Text"><text:span text:style-name="T45"> </text:span></text:span><text:span text:style-name="Source_20_Text"><text:span text:style-name="T44">The </text:span></text:span><text:a xlink:type="simple" xlink:href="https://docs.djangoproject.com/en/2.1/ref/urls/#django.urls.path" text:style-name="Internet_20_link" text:visited-style-name="Visited_20_Internet_20_Link"><text:span text:style-name="Source_20_Text"><text:span text:style-name="T44">path()</text:span></text:span></text:a><text:span text:style-name="Source_20_Text"><text:span text:style-name="T44"> function is passed four arguments, two required: route and view, and two optional: kwargs, and name. At this point, it’s worth reviewing what these arguments are for.</text:span></text:span></text:p>
      <text:p text:style-name="P10"><text:span text:style-name="Source_20_Text"><text:span text:style-name="T22">path() argument: route<text:tab/><text:tab/>-</text:span></text:span><text:span text:style-name="Source_20_Text"><text:span text:style-name="T23">&gt; </text:span></text:span><text:span text:style-name="Source_20_Text"><text:span text:style-name="T46">route is a string that contains a URL pattern. When processing a request, Django starts at the first pattern in urlpatterns and makes its way down the list, comparing the requested URL against </text:span></text:span><text:span text:style-name="Source_20_Text"><text:span text:style-name="T48">s</text:span></text:span><text:span text:style-name="Source_20_Text"><text:span text:style-name="T46">each pattern until it finds one that matches.</text:span></text:span></text:p>
      <text:p text:style-name="P10"><text:span text:style-name="Source_20_Text"><text:span text:style-name="T63">N</text:span></text:span><text:span text:style-name="Source_20_Text"><text:span text:style-name="T65">OTE</text:span></text:span><text:span text:style-name="Source_20_Text"><text:span text:style-name="T63">*:</text:span></text:span><text:span text:style-name="Source_20_Text"><text:span text:style-name="T47"> </text:span></text:span><text:span text:style-name="Source_20_Text"><text:span text:style-name="T46">Patterns don’t search GET and POST parameters, or the domain name. For example, in a request to https://www.example.com/myapp/, the URLconf will look for myapp/. In a request to https://www.example.com/myapp/?page=3, the URLconf will also look for myapp/.</text:span></text:span></text:p>
      <text:p text:style-name="P24"><text:span text:style-name="Source_20_Text"><text:span text:style-name="T25">path() argument: view<text:tab/><text:tab/></text:span></text:span><text:span text:style-name="Source_20_Text"><text:span text:style-name="T26">-&gt; </text:span></text:span><text:span text:style-name="Source_20_Text"><text:span text:style-name="T49">When Django finds a matching pattern, it calls the specified view function with an </text:span></text:span><text:a xlink:type="simple" xlink:href="https://docs.djangoproject.com/en/2.1/ref/request-response/#django.http.HttpRequest" text:style-name="Internet_20_link" text:visited-style-name="Visited_20_Internet_20_Link"><text:span text:style-name="Source_20_Text"><text:span text:style-name="T49">HttpRequest</text:span></text:span></text:a><text:span text:style-name="Source_20_Text"><text:span text:style-name="T49"> object as the first argument and any “captured” values from the route as keyword arguments. We’ll give an example of this in a bit.</text:span></text:span></text:p>
      <text:p text:style-name="P23"><text:span text:style-name="Source_20_Text"><text:span text:style-name="T27">path() argument: kwargs<text:tab/><text:tab/>-</text:span></text:span><text:span text:style-name="Source_20_Text"><text:span text:style-name="T28">&gt; </text:span></text:span><text:span text:style-name="Source_20_Text"><text:span text:style-name="T50">Arbitrary keyword arguments can be passed in a dictionary to the target view. We aren’t going to use this feature of Django in the tutorial.</text:span></text:span></text:p>
      <text:p text:style-name="P22"><text:span text:style-name="T29">path() argument: name<text:tab/><text:tab/>-</text:span><text:span text:style-name="T30">&gt; </text:span>Naming your URL lets you refer to it unambiguously from elsewhere in Django, especially from within templates. This powerful feature allows you to make global changes to the URL patterns of your project while only touching a single file.</text:p>
      <text:p text:style-name="P10"><text:span text:style-name="Source_20_Text"><text:span text:style-name="T23">python manage.py migrate<text:tab/>-</text:span></text:span><text:span text:style-name="Source_20_Text"><text:span text:style-name="T31">&gt; </text:span></text:span><text:span text:style-name="Source_20_Text"><text:span text:style-name="T51">The </text:span></text:span><text:a xlink:type="simple" xlink:href="https://docs.djangoproject.com/en/2.1/ref/django-admin/#django-admin-migrate" text:style-name="Internet_20_link" text:visited-style-name="Visited_20_Internet_20_Link"><text:span text:style-name="Source_20_Text"><text:span text:style-name="T51">migrate</text:span></text:span></text:a><text:span text:style-name="Source_20_Text"><text:span text:style-name="T51"> command looks at the </text:span></text:span><text:a xlink:type="simple" xlink:href="https://docs.djangoproject.com/en/2.1/ref/settings/#std:setting-INSTALLED_APPS" text:style-name="Internet_20_link" text:visited-style-name="Visited_20_Internet_20_Link"><text:span text:style-name="Source_20_Text"><text:span text:style-name="T51">INSTALLED_APPS</text:span></text:span></text:a><text:span text:style-name="Source_20_Text"><text:span text:style-name="T51"> setting and creates any necessary database tables according to the database settings in your mysite/settings.py file and the database migrations shipped with the app (we’ll cover those later). You’ll see a message for each migration it applies. If you’re interested, run the command- line client for your database and type \dt (PostgreSQL), SHOW TABLES; (MySQL), .schema (SQLite), or SELECT TABLE_NAME FROM USER_TABLES; (Oracle) to display the tables Django created.</text:span></text:span></text:p>
      <text:p text:style-name="P10"><text:span text:style-name="Source_20_Text"><text:span text:style-name="T64">NOTE*:</text:span></text:span><text:span text:style-name="Source_20_Text"><text:span text:style-name="T62"> </text:span></text:span><text:span text:style-name="Source_20_Text"><text:span text:style-name="T51">The </text:span></text:span><text:a xlink:type="simple" xlink:href="https://docs.djangoproject.com/en/2.1/ref/django-admin/#django-admin-migrate" text:style-name="Internet_20_link" text:visited-style-name="Visited_20_Internet_20_Link"><text:span text:style-name="Source_20_Text"><text:span text:style-name="T51">migrate</text:span></text:span></text:a><text:span text:style-name="Source_20_Text"><text:span text:style-name="T51"> command will only run migrations for apps in </text:span></text:span><text:a xlink:type="simple" xlink:href="https://docs.djangoproject.com/en/2.1/ref/settings/#std:setting-INSTALLED_APPS" text:style-name="Internet_20_link" text:visited-style-name="Visited_20_Internet_20_Link"><text:span text:style-name="Source_20_Text"><text:span text:style-name="T51">INSTALLED_APPS</text:span></text:span></text:a><text:span text:style-name="Source_20_Text"><text:span text:style-name="T51">.</text:span></text:span></text:p>
      <text:p text:style-name="P11"><text:span text:style-name="Source_20_Text"><text:span text:style-name="T32">Creating models<text:tab/><text:tab/><text:tab/>-</text:span></text:span><text:span text:style-name="Source_20_Text"><text:span text:style-name="T33">&gt; </text:span></text:span><text:a xlink:type="simple" xlink:href="https://docs.djangoproject.com/en/2.1/ref/django-admin/#django-admin-makemigrations" text:style-name="Internet_20_link" text:visited-style-name="Visited_20_Internet_20_Link"><text:span text:style-name="Source_20_Text"><text:span text:style-name="T69">python manage.py makemigrations</text:span></text:span></text:a><text:span text:style-name="Source_20_Text"><text:span text:style-name="T66"> -</text:span></text:span><text:span text:style-name="Source_20_Text"><text:span text:style-name="T67">&gt;</text:span></text:span><text:span text:style-name="Source_20_Text"><text:span text:style-name="T46"> to create migrations for those changes</text:span></text:span></text:p>
      <text:p text:style-name="P19"><text:a xlink:type="simple" xlink:href="https://docs.djangoproject.com/en/2.1/ref/django-admin/#django-admin-migrate" text:style-name="Internet_20_link" text:visited-style-name="Visited_20_Internet_20_Link"><text:span text:style-name="Source_20_Text"><text:span text:style-name="T68">python manage.py migrate</text:span></text:span></text:a><text:span text:style-name="Source_20_Text"><text:span text:style-name="T44"><text:tab/>-</text:span></text:span><text:span text:style-name="Source_20_Text"><text:span text:style-name="T52">&gt; to apply those changes to the database.</text:span></text:span><text:span text:style-name="Source_20_Text"><text:span text:style-name="T44"><text:tab/></text:span></text:span></text:p>
      <text:p text:style-name="P26"><text:span text:style-name="Source_20_Text"><text:span text:style-name="T34">Render()<text:tab/><text:tab/><text:tab/><text:tab/>-</text:span></text:span><text:span text:style-name="Source_20_Text"><text:span text:style-name="T35">&gt; </text:span></text:span><text:span text:style-name="Source_20_Text"><text:span text:style-name="T53">The </text:span></text:span><text:a xlink:type="simple" xlink:href="https://docs.djangoproject.com/en/2.1/topics/http/shortcuts/#django.shortcuts.render" text:style-name="Internet_20_link" text:visited-style-name="Visited_20_Internet_20_Link"><text:span text:style-name="Source_20_Text"><text:span text:style-name="T53">render()</text:span></text:span></text:a><text:span text:style-name="Source_20_Text"><text:span text:style-name="T53"> function takes the request object </text:span></text:span><text:span text:style-name="Source_20_Text"><text:span text:style-name="T54">a</text:span></text:span><text:span text:style-name="Source_20_Text"><text:span text:style-name="T53">s its first argument, a template name as its second argument and a dictionary as its optional third argument. It returns an </text:span></text:span><text:a xlink:type="simple" xlink:href="https://docs.djangoproject.com/en/2.1/ref/request-response/#django.http.HttpResponse" text:style-name="Internet_20_link" text:visited-style-name="Visited_20_Internet_20_Link"><text:span text:style-name="Source_20_Text"><text:span text:style-name="T53">HttpResponse</text:span></text:span></text:a><text:span text:style-name="Source_20_Text"><text:span text:style-name="T53"> object of the given template rendered with the given context.<text:tab/><text:tab/><text:tab/><text:tab/><text:tab/><text:tab/> <text:s text:c="4"/></text:span></text:span><text:span text:style-name="Source_20_Text"><text:span text:style-name="T37">#</text:span></text:span><text:span text:style-name="Source_20_Text"><text:span text:style-name="T35">from django.shortcuts import render</text:span></text:span></text:p>
      <text:p text:style-name="P20"><text:span text:style-name="T36">View</text:span><text:tab/><text:tab/><text:tab/><text:tab/><text:tab/><text:span text:style-name="T8">-</text:span><text:span text:style-name="T36">&gt; </text:span><text:span text:style-name="T55">A view is a “type” of Web page in your Django application that generally serves a specific function and has a specific template. For example, in a blog application, you might have the following views: Blog homepage – displays the latest few entries. ,</text:span>Entry “detail” page – permalink page for a single entry.</text:p>
      <text:p text:style-name="P21">Each view is responsible for doing one of two things: returning an <text:a xlink:type="simple" xlink:href="https://docs.djangoproject.com/en/2.1/ref/request-response/#django.http.HttpResponse" text:style-name="Internet_20_link" text:visited-style-name="Visited_20_Internet_20_Link"><text:span text:style-name="Source_20_Text">HttpResponse</text:span></text:a> object containing the content for the requested page, or raising an exception such as <text:a xlink:type="simple" xlink:href="https://docs.djangoproject.com/en/2.1/topics/http/views/#django.http.Http404" text:style-name="Internet_20_link" text:visited-style-name="Visited_20_Internet_20_Link"><text:span text:style-name="Source_20_Text">Http404</text:span></text:a>. The rest is up to you.</text:p>
      <text:p text:style-name="P21"><text:soft-page-break/></text:p>
      <text:p text:style-name="P8"/>
      <text:p text:style-name="P7"/>
      <text:p text:style-name="P7"/>
      <text:p text:style-name="P4"/>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weight="bold" officeooo:rsid="00053e05" officeooo:paragraph-rsid="00053e05"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16:59:49.701637806</meta:creation-date>
    <dc:date>2019-01-25T17:27:43.818468285</dc:date>
    <meta:editing-duration>P1DT3H38M19S</meta:editing-duration>
    <meta:editing-cycles>139</meta:editing-cycles>
    <meta:generator>LibreOffice/5.1.6.2$Linux_x86 LibreOffice_project/10m0$Build-2</meta:generator>
    <meta:document-statistic meta:table-count="0" meta:image-count="0" meta:object-count="0" meta:page-count="5" meta:paragraph-count="109" meta:word-count="994" meta:character-count="7998" meta:non-whitespace-character-count="6980"/>
  </office:meta>
</office:document-meta>
</file>